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ResourceViewTests.always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nalResourceViewTests.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ernalResourceViewTests.rejectsNull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nalResourceViewTests.getMin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ResourceViewTests.includeOn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ResourceViewTests.includeOn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